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shapes>
          <draw:frame draw:z-index="0" draw:style-name="gr1" svg:width="13.9551in" svg:height="3.5429in" svg:x="5.6094in" svg:y="0in">
            <draw:object draw:notify-on-update-of-ranges="Sheet2.A4:Sheet2.A29 Sheet2.D3:Sheet2.D3 Sheet2.D4:Sheet2.D29 Sheet2.E3:Sheet2.E3 Sheet2.E4:Sheet2.E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3.0335in" svg:height="3.5429in" svg:x="5.5555in" svg:y="5.5925in">
            <draw:object draw:notify-on-update-of-ranges="Sheet2.A35:Sheet2.A35 Sheet2.A36:Sheet2.A61 Sheet2.D35:Sheet2.D35 Sheet2.D36:Sheet2.D61 Sheet2.E35:Sheet2.E35 Sheet2.E36:Sheet2.E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small data size, tile size=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X86-64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0.236482">
            <text:p>0.236482</text:p>
          </table:table-cell>
          <table:table-cell office:value-type="float" office:value="0.127862">
            <text:p>0.127862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4950962756722">
            <text:p>1.8495096276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0.353653">
            <text:p>0.353653</text:p>
          </table:table-cell>
          <table:table-cell office:value-type="float" office:value="0.185052">
            <text:p>0.185052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1.91110066359726">
            <text:p>1.91110066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1.641798">
            <text:p>1.641798</text:p>
          </table:table-cell>
          <table:table-cell office:value-type="float" office:value="1.735185">
            <text:p>1.735185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946180378461086">
            <text:p>0.946180378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0.017076">
            <text:p>0.017076</text:p>
          </table:table-cell>
          <table:table-cell office:value-type="float" office:value="0.029569">
            <text:p>0.029569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577496702627752">
            <text:p>0.577496702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0.016783">
            <text:p>0.016783</text:p>
          </table:table-cell>
          <table:table-cell office:value-type="float" office:value="0.016871">
            <text:p>0.016871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994783948787861">
            <text:p>0.9947839488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5.664247">
            <text:p>5.664247</text:p>
          </table:table-cell>
          <table:table-cell office:value-type="float" office:value="1.763275">
            <text:p>1.763275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21234464278119">
            <text:p>3.2123446428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0.022786">
            <text:p>0.022786</text:p>
          </table:table-cell>
          <table:table-cell office:value-type="float" office:value="0.024364">
            <text:p>0.024364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35232309965523">
            <text:p>0.9352323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0.01493">
            <text:p>0.01493</text:p>
          </table:table-cell>
          <table:table-cell office:value-type="float" office:value="0.014973">
            <text:p>0.014973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97128164028585">
            <text:p>0.997128164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0.023119">
            <text:p>0.023119</text:p>
          </table:table-cell>
          <table:table-cell office:value-type="float" office:value="0.035804">
            <text:p>0.035804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645709976538934">
            <text:p>0.6457099765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0.856102">
            <text:p>0.856102</text:p>
          </table:table-cell>
          <table:table-cell office:value-type="float" office:value="0.257027">
            <text:p>0.257027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3.33078625980928">
            <text:p>3.3307862598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0.176757">
            <text:p>0.176757</text:p>
          </table:table-cell>
          <table:table-cell office:value-type="float" office:value="0.18041">
            <text:p>0.18041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79751676736323">
            <text:p>0.9797516767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0.071126">
            <text:p>0.071126</text:p>
          </table:table-cell>
          <table:table-cell office:value-type="float" office:value="0.070908">
            <text:p>0.070908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307440627292">
            <text:p>1.003074406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0.11831">
            <text:p>0.11831</text:p>
          </table:table-cell>
          <table:table-cell office:value-type="float" office:value="0.065714">
            <text:p>0.065714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1.80037739294519">
            <text:p>1.8003773929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0.050341">
            <text:p>0.050341</text:p>
          </table:table-cell>
          <table:table-cell office:value-type="float" office:value="0.047139">
            <text:p>0.047139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6792676976601">
            <text:p>1.0679267698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0.027078">
            <text:p>0.027078</text:p>
          </table:table-cell>
          <table:table-cell office:value-type="float" office:value="0.026533">
            <text:p>0.026533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1.02054045905099">
            <text:p>1.0205404591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00329">
            <text:p>0.000329</text:p>
          </table:table-cell>
          <table:table-cell office:value-type="float" office:value="0.00039">
            <text:p>0.00039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843589743589743">
            <text:p>0.843589743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0.295675">
            <text:p>0.295675</text:p>
          </table:table-cell>
          <table:table-cell office:value-type="float" office:value="0.122781">
            <text:p>0.122781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2.40814946938044">
            <text:p>2.4081494694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0.016949">
            <text:p>0.016949</text:p>
          </table:table-cell>
          <table:table-cell office:value-type="float" office:value="0.017504">
            <text:p>0.017504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0.968292961608775">
            <text:p>0.9682929616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0.011258">
            <text:p>0.011258</text:p>
          </table:table-cell>
          <table:table-cell office:value-type="float" office:value="0.011252">
            <text:p>0.011252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0053323853537">
            <text:p>1.0005332385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0.033047">
            <text:p>0.033047</text:p>
          </table:table-cell>
          <table:table-cell office:value-type="float" office:value="0.029644">
            <text:p>0.029644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11479557414654">
            <text:p>1.1147955741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00836">
            <text:p>0.000836</text:p>
          </table:table-cell>
          <table:table-cell office:value-type="float" office:value="0.000844">
            <text:p>0.000844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90521327014218">
            <text:p>0.990521327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0.287956">
            <text:p>0.287956</text:p>
          </table:table-cell>
          <table:table-cell office:value-type="float" office:value="0.23049">
            <text:p>0.23049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1.24932101175756">
            <text:p>1.2493210118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0.136638">
            <text:p>0.136638</text:p>
          </table:table-cell>
          <table:table-cell office:value-type="float" office:value="0.156662">
            <text:p>0.156662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0.872183426740371">
            <text:p>0.8721834267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0.141723">
            <text:p>0.141723</text:p>
          </table:table-cell>
          <table:table-cell office:value-type="float" office:value="0.135495">
            <text:p>0.135495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1.04596479574892">
            <text:p>1.0459647957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0.064308">
            <text:p>0.064308</text:p>
          </table:table-cell>
          <table:table-cell office:value-type="float" office:value="0.054882">
            <text:p>0.054882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.17175030064502">
            <text:p>1.1717503006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0.032176">
            <text:p>0.032176</text:p>
          </table:table-cell>
          <table:table-cell office:value-type="float" office:value="0.031694">
            <text:p>0.031694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1520792579037">
            <text:p>1.0152079258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>
            <text:p>standard data size, tile size=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X86-64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2.945915">
            <text:p>442.945915</text:p>
          </table:table-cell>
          <table:table-cell office:value-type="float" office:value="137.692106">
            <text:p>137.692106</text:p>
          </table:table-cell>
          <table:table-cell table:formula="of:=[.B36]/[.B36]" office:value-type="float" office:value="1">
            <text:p>1</text:p>
          </table:table-cell>
          <table:table-cell table:formula="of:=[.B36]/[.C36]" office:value-type="float" office:value="3.21693035183876">
            <text:p>3.2169303518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8.854239">
            <text:p>658.854239</text:p>
          </table:table-cell>
          <table:table-cell office:value-type="float" office:value="206.520205">
            <text:p>206.520205</text:p>
          </table:table-cell>
          <table:table-cell table:formula="of:=[.B37]/[.B37]" office:value-type="float" office:value="1">
            <text:p>1</text:p>
          </table:table-cell>
          <table:table-cell table:formula="of:=[.B37]/[.C37]" office:value-type="float" office:value="3.19026527694954">
            <text:p>3.1902652769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41808">
            <text:p>35.741808</text:p>
          </table:table-cell>
          <table:table-cell office:value-type="float" office:value="53.359769">
            <text:p>53.359769</text:p>
          </table:table-cell>
          <table:table-cell table:formula="of:=[.B38]/[.B38]" office:value-type="float" office:value="1">
            <text:p>1</text:p>
          </table:table-cell>
          <table:table-cell table:formula="of:=[.B38]/[.C38]" office:value-type="float" office:value="0.669826887743836">
            <text:p>0.6698268877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137">
            <text:p>1.241137</text:p>
          </table:table-cell>
          <table:table-cell office:value-type="float" office:value="1.998746">
            <text:p>1.998746</text:p>
          </table:table-cell>
          <table:table-cell table:formula="of:=[.B39]/[.B39]" office:value-type="float" office:value="1">
            <text:p>1</text:p>
          </table:table-cell>
          <table:table-cell table:formula="of:=[.B39]/[.C39]" office:value-type="float" office:value="0.620957840566035">
            <text:p>0.620957840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4617">
            <text:p>1.204617</text:p>
          </table:table-cell>
          <table:table-cell office:value-type="float" office:value="1.083847">
            <text:p>1.083847</text:p>
          </table:table-cell>
          <table:table-cell table:formula="of:=[.B40]/[.B40]" office:value-type="float" office:value="1">
            <text:p>1</text:p>
          </table:table-cell>
          <table:table-cell table:formula="of:=[.B40]/[.C40]" office:value-type="float" office:value="1.11142716638049">
            <text:p>1.1114271664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911355">
            <text:p>63.911355</text:p>
          </table:table-cell>
          <table:table-cell office:value-type="float" office:value="15.791669">
            <text:p>15.791669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4.04715644685815">
            <text:p>4.0471564469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8024">
            <text:p>15.048024</text:p>
          </table:table-cell>
          <table:table-cell office:value-type="float" office:value="8.171401">
            <text:p>8.171401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1.84154761221485">
            <text:p>1.8415476122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236757">
            <text:p>4.236757</text:p>
          </table:table-cell>
          <table:table-cell office:value-type="float" office:value="4.639466">
            <text:p>4.639466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0.913199277675491">
            <text:p>0.913199277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2902">
            <text:p>2.132902</text:p>
          </table:table-cell>
          <table:table-cell office:value-type="float" office:value="3.369506">
            <text:p>3.369506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0.633001395456782">
            <text:p>0.6330013955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30771">
            <text:p>16.830771</text:p>
          </table:table-cell>
          <table:table-cell office:value-type="float" office:value="4.840511">
            <text:p>4.840511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3.47706492145147">
            <text:p>3.4770649215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6943">
            <text:p>12.286943</text:p>
          </table:table-cell>
          <table:table-cell office:value-type="float" office:value="11.950495">
            <text:p>11.950495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1.02815347816136">
            <text:p>1.0281534782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914589">
            <text:p>75.914589</text:p>
          </table:table-cell>
          <table:table-cell office:value-type="float" office:value="75.953402">
            <text:p>75.953402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0.999488989314791">
            <text:p>0.999488989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17919">
            <text:p>221.317919</text:p>
          </table:table-cell>
          <table:table-cell office:value-type="float" office:value="68.706019">
            <text:p>68.706019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3.22123042815215">
            <text:p>3.2212304282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41492">
            <text:p>5.941492</text:p>
          </table:table-cell>
          <table:table-cell office:value-type="float" office:value="3.188164">
            <text:p>3.188164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1.86360927480519">
            <text:p>1.8636092748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37">
            <text:p>1.712137</text:p>
          </table:table-cell>
          <table:table-cell office:value-type="float" office:value="1.669597">
            <text:p>1.669597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1.02547920246622">
            <text:p>1.0254792025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9">
            <text:p>0.044369</text:p>
          </table:table-cell>
          <table:table-cell office:value-type="float" office:value="0.032358">
            <text:p>0.032358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1.37119105012671">
            <text:p>1.3711910501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7004">
            <text:p>2.437004</text:p>
          </table:table-cell>
          <table:table-cell office:value-type="float" office:value="0.97203">
            <text:p>0.97203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2.50712838081129">
            <text:p>2.5071283808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31327">
            <text:p>21.131327</text:p>
          </table:table-cell>
          <table:table-cell office:value-type="float" office:value="21.445136">
            <text:p>21.445136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0.985366891587911">
            <text:p>0.9853668916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173427">
            <text:p>23.173427</text:p>
          </table:table-cell>
          <table:table-cell office:value-type="float" office:value="23.657148">
            <text:p>23.657148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0.979552860725224">
            <text:p>0.9795528607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8644">
            <text:p>4.738644</text:p>
          </table:table-cell>
          <table:table-cell office:value-type="float" office:value="1.995339">
            <text:p>1.995339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2.37485660331402">
            <text:p>2.3748566033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17">
            <text:p>0.095617</text:p>
          </table:table-cell>
          <table:table-cell office:value-type="float" office:value="0.088158">
            <text:p>0.088158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1.0846094512126">
            <text:p>1.0846094512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3584">
            <text:p>2.333584</text:p>
          </table:table-cell>
          <table:table-cell office:value-type="float" office:value="1.714854">
            <text:p>1.714854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1.36080622606939">
            <text:p>1.3608062261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52365">
            <text:p>292.752365</text:p>
          </table:table-cell>
          <table:table-cell office:value-type="float" office:value="289.250164">
            <text:p>289.250164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1.0121078617608">
            <text:p>1.0121078618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811449">
            <text:p>129.811449</text:p>
          </table:table-cell>
          <table:table-cell office:value-type="float" office:value="82.114156">
            <text:p>82.114156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1.58086565488172">
            <text:p>1.580865654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16132">
            <text:p>62.016132</text:p>
          </table:table-cell>
          <table:table-cell office:value-type="float" office:value="37.442338">
            <text:p>37.442338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1.65631035113245">
            <text:p>1.6563103511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37888">
            <text:p>30.537888</text:p>
          </table:table-cell>
          <table:table-cell office:value-type="float" office:value="50.640397">
            <text:p>50.640397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0.603034134981209">
            <text:p>0.603034135</text:p>
          </table:table-cell>
        </table:table-row>
        <table:table-row table:style-name="ro2" table:number-rows-repeated="10485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14.7343in" svg:height="3.5429in" svg:x="5.4815in" svg:y="0in">
            <draw:object draw:notify-on-update-of-ranges="Sheet3.A4:Sheet3.A29 Sheet3.D3:Sheet3.D3 Sheet3.D4:Sheet3.D29 Sheet3.E3:Sheet3.E3 Sheet3.E4:Sheet3.E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2.9209in" svg:height="3.5346in" svg:x="4.65in" svg:y="7.5354in">
            <draw:object draw:notify-on-update-of-ranges="Sheet3.A35:Sheet3.A35 Sheet3.A36:Sheet3.A61 Sheet3.D35:Sheet3.D35 Sheet3.D36:Sheet3.D61 Sheet3.E35:Sheet3.E35 Sheet3.E36:Sheet3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small data size, tile size=1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X86-64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0.240168">
            <text:p>0.240168</text:p>
          </table:table-cell>
          <table:table-cell office:value-type="float" office:value="0.097617">
            <text:p>0.097617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2.46030916746059">
            <text:p>2.4603091675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0.353654">
            <text:p>0.353654</text:p>
          </table:table-cell>
          <table:table-cell office:value-type="float" office:value="0.13771">
            <text:p>0.13771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2.5681068912933">
            <text:p>2.5681068913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1.647568">
            <text:p>1.647568</text:p>
          </table:table-cell>
          <table:table-cell office:value-type="float" office:value="1.750848">
            <text:p>1.750848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941011441313009">
            <text:p>0.9410114413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0.017086">
            <text:p>0.017086</text:p>
          </table:table-cell>
          <table:table-cell office:value-type="float" office:value="0.030198">
            <text:p>0.030198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565799059540367">
            <text:p>0.5657990595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0.01678">
            <text:p>0.01678</text:p>
          </table:table-cell>
          <table:table-cell office:value-type="float" office:value="0.017276">
            <text:p>0.017276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971289650382033">
            <text:p>0.9712896504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5.656631">
            <text:p>5.656631</text:p>
          </table:table-cell>
          <table:table-cell office:value-type="float" office:value="1.93169">
            <text:p>1.93169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2.92833270348762">
            <text:p>2.9283327035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0.02309">
            <text:p>0.02309</text:p>
          </table:table-cell>
          <table:table-cell office:value-type="float" office:value="0.023567">
            <text:p>0.023567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79759833665719">
            <text:p>0.9797598337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0.014934">
            <text:p>0.014934</text:p>
          </table:table-cell>
          <table:table-cell office:value-type="float" office:value="0.01495">
            <text:p>0.01495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98929765886287">
            <text:p>0.9989297659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0.023092">
            <text:p>0.023092</text:p>
          </table:table-cell>
          <table:table-cell office:value-type="float" office:value="0.036114">
            <text:p>0.036114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639419615661516">
            <text:p>0.6394196157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0.85534">
            <text:p>0.85534</text:p>
          </table:table-cell>
          <table:table-cell office:value-type="float" office:value="0.235504">
            <text:p>0.235504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3.63195529587608">
            <text:p>3.6319552959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0.176636">
            <text:p>0.176636</text:p>
          </table:table-cell>
          <table:table-cell office:value-type="float" office:value="0.184849">
            <text:p>0.184849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5556914021715">
            <text:p>0.9555691402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0.070991">
            <text:p>0.070991</text:p>
          </table:table-cell>
          <table:table-cell office:value-type="float" office:value="0.070954">
            <text:p>0.070954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052146461087">
            <text:p>1.0005214646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0.118266">
            <text:p>0.118266</text:p>
          </table:table-cell>
          <table:table-cell office:value-type="float" office:value="0.051853">
            <text:p>0.051853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2.28079378242339">
            <text:p>2.2807937824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0.05035">
            <text:p>0.05035</text:p>
          </table:table-cell>
          <table:table-cell office:value-type="float" office:value="0.048085">
            <text:p>0.048085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4710408651347">
            <text:p>1.0471040865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0.027027">
            <text:p>0.027027</text:p>
          </table:table-cell>
          <table:table-cell office:value-type="float" office:value="0.027417">
            <text:p>0.027417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0.985775248933144">
            <text:p>0.985775248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00329">
            <text:p>0.000329</text:p>
          </table:table-cell>
          <table:table-cell office:value-type="float" office:value="0.000396">
            <text:p>0.000396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830808080808081">
            <text:p>0.8308080808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0.295505">
            <text:p>0.295505</text:p>
          </table:table-cell>
          <table:table-cell office:value-type="float" office:value="0.131429">
            <text:p>0.131429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2.24840027695562">
            <text:p>2.248400277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0.016924">
            <text:p>0.016924</text:p>
          </table:table-cell>
          <table:table-cell office:value-type="float" office:value="0.017633">
            <text:p>0.017633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0.959791300402654">
            <text:p>0.9597913004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0.011397">
            <text:p>0.011397</text:p>
          </table:table-cell>
          <table:table-cell office:value-type="float" office:value="0.011248">
            <text:p>0.011248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1324679943101">
            <text:p>1.013246799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0.033071">
            <text:p>0.033071</text:p>
          </table:table-cell>
          <table:table-cell office:value-type="float" office:value="0.030288">
            <text:p>0.030288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09188457474908">
            <text:p>1.0918845747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00835">
            <text:p>0.000835</text:p>
          </table:table-cell>
          <table:table-cell office:value-type="float" office:value="0.000842">
            <text:p>0.000842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91686460807601">
            <text:p>0.9916864608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0.288559">
            <text:p>0.288559</text:p>
          </table:table-cell>
          <table:table-cell office:value-type="float" office:value="0.225745">
            <text:p>0.225745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1.2782520100113">
            <text:p>1.27825201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0.132863">
            <text:p>0.132863</text:p>
          </table:table-cell>
          <table:table-cell office:value-type="float" office:value="0.132631">
            <text:p>0.132631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1.00174921398466">
            <text:p>1.001749214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0.133836">
            <text:p>0.133836</text:p>
          </table:table-cell>
          <table:table-cell office:value-type="float" office:value="0.11193">
            <text:p>0.11193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1.1957116054677">
            <text:p>1.1957116055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0.063964">
            <text:p>0.063964</text:p>
          </table:table-cell>
          <table:table-cell office:value-type="float" office:value="0.051129">
            <text:p>0.051129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.25103170412095">
            <text:p>1.2510317041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0.032159">
            <text:p>0.032159</text:p>
          </table:table-cell>
          <table:table-cell office:value-type="float" office:value="0.031703">
            <text:p>0.031703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1438349682995">
            <text:p>1.0143834968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2">
          <table:table-cell office:value-type="string">
            <text:p>standard data size, tile size=1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X86-64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3.111274">
            <text:p>443.111274</text:p>
          </table:table-cell>
          <table:table-cell office:value-type="float" office:value="134.035355">
            <text:p>134.035355</text:p>
          </table:table-cell>
          <table:table-cell table:formula="of:=[.B36]/[.B36]" office:value-type="float" office:value="1">
            <text:p>1</text:p>
          </table:table-cell>
          <table:table-cell table:formula="of:=[.B36]/[.C36]" office:value-type="float" office:value="3.30592830525946">
            <text:p>3.3059283053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9.230242">
            <text:p>659.230242</text:p>
          </table:table-cell>
          <table:table-cell office:value-type="float" office:value="198.509752">
            <text:p>198.509752</text:p>
          </table:table-cell>
          <table:table-cell table:formula="of:=[.B37]/[.B37]" office:value-type="float" office:value="1">
            <text:p>1</text:p>
          </table:table-cell>
          <table:table-cell table:formula="of:=[.B37]/[.C37]" office:value-type="float" office:value="3.3208960031344">
            <text:p>3.3208960031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55631">
            <text:p>35.755631</text:p>
          </table:table-cell>
          <table:table-cell office:value-type="float" office:value="43.932502">
            <text:p>43.932502</text:p>
          </table:table-cell>
          <table:table-cell table:formula="of:=[.B38]/[.B38]" office:value-type="float" office:value="1">
            <text:p>1</text:p>
          </table:table-cell>
          <table:table-cell table:formula="of:=[.B38]/[.C38]" office:value-type="float" office:value="0.81387650081937">
            <text:p>0.8138765008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36957">
            <text:p>1.236957</text:p>
          </table:table-cell>
          <table:table-cell office:value-type="float" office:value="2.082966">
            <text:p>2.082966</text:p>
          </table:table-cell>
          <table:table-cell table:formula="of:=[.B39]/[.B39]" office:value-type="float" office:value="1">
            <text:p>1</text:p>
          </table:table-cell>
          <table:table-cell table:formula="of:=[.B39]/[.C39]" office:value-type="float" office:value="0.59384406658582">
            <text:p>0.593844066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472">
            <text:p>1.20472</text:p>
          </table:table-cell>
          <table:table-cell office:value-type="float" office:value="1.118955">
            <text:p>1.118955</text:p>
          </table:table-cell>
          <table:table-cell table:formula="of:=[.B40]/[.B40]" office:value-type="float" office:value="1">
            <text:p>1</text:p>
          </table:table-cell>
          <table:table-cell table:formula="of:=[.B40]/[.C40]" office:value-type="float" office:value="1.07664740762587">
            <text:p>1.0766474076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8637">
            <text:p>63.8637</text:p>
          </table:table-cell>
          <table:table-cell office:value-type="float" office:value="17.404991">
            <text:p>17.404991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3.66927509471278">
            <text:p>3.6692750947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6374">
            <text:p>15.046374</text:p>
          </table:table-cell>
          <table:table-cell office:value-type="float" office:value="6.209848">
            <text:p>6.209848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2.42298587662693">
            <text:p>2.4229858766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263328">
            <text:p>4.263328</text:p>
          </table:table-cell>
          <table:table-cell office:value-type="float" office:value="4.583813">
            <text:p>4.583813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0.930083317098669">
            <text:p>0.9300833171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203">
            <text:p>2.13203</text:p>
          </table:table-cell>
          <table:table-cell office:value-type="float" office:value="3.399347">
            <text:p>3.399347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0.627188104068222">
            <text:p>0.6271881041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41529">
            <text:p>16.841529</text:p>
          </table:table-cell>
          <table:table-cell office:value-type="float" office:value="4.848312">
            <text:p>4.848312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3.47368919326974">
            <text:p>3.4736891933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7809">
            <text:p>12.287809</text:p>
          </table:table-cell>
          <table:table-cell office:value-type="float" office:value="12.534752">
            <text:p>12.534752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0.980299331011894">
            <text:p>0.98029933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923555">
            <text:p>75.923555</text:p>
          </table:table-cell>
          <table:table-cell office:value-type="float" office:value="75.920439">
            <text:p>75.920439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1.00004104296605">
            <text:p>1.00004104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419301">
            <text:p>221.419301</text:p>
          </table:table-cell>
          <table:table-cell office:value-type="float" office:value="66.999696">
            <text:p>66.999696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3.30478068139294">
            <text:p>3.3047806814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09392">
            <text:p>5.909392</text:p>
          </table:table-cell>
          <table:table-cell office:value-type="float" office:value="3.294285">
            <text:p>3.294285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1.79383143838496">
            <text:p>1.7938314384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67">
            <text:p>1.712167</text:p>
          </table:table-cell>
          <table:table-cell office:value-type="float" office:value="1.720464">
            <text:p>1.720464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0.995177463753964">
            <text:p>0.9951774638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8">
            <text:p>0.044368</text:p>
          </table:table-cell>
          <table:table-cell office:value-type="float" office:value="0.034324">
            <text:p>0.034324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1.29262323738492">
            <text:p>1.2926232374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5892">
            <text:p>2.435892</text:p>
          </table:table-cell>
          <table:table-cell office:value-type="float" office:value="1.093926">
            <text:p>1.093926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2.22674294239281">
            <text:p>2.2267429424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13719">
            <text:p>21.113719</text:p>
          </table:table-cell>
          <table:table-cell office:value-type="float" office:value="22.332951">
            <text:p>22.332951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0.945406587781435">
            <text:p>0.945406587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22908">
            <text:p>23.222908</text:p>
          </table:table-cell>
          <table:table-cell office:value-type="float" office:value="23.693724">
            <text:p>23.693724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0.980129083971772">
            <text:p>0.9801290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695">
            <text:p>4.739695</text:p>
          </table:table-cell>
          <table:table-cell office:value-type="float" office:value="2.078494">
            <text:p>2.078494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2.28035058075703">
            <text:p>2.2803505808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06">
            <text:p>0.095606</text:p>
          </table:table-cell>
          <table:table-cell office:value-type="float" office:value="0.094217">
            <text:p>0.094217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1.01474256238259">
            <text:p>1.014742562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2259">
            <text:p>2.332259</text:p>
          </table:table-cell>
          <table:table-cell office:value-type="float" office:value="1.812779">
            <text:p>1.812779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1.2865655438418">
            <text:p>1.2865655438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0478">
            <text:p>292.760478</text:p>
          </table:table-cell>
          <table:table-cell office:value-type="float" office:value="293.130227">
            <text:p>293.130227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0.998738618654977">
            <text:p>0.9987386187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606595">
            <text:p>129.606595</text:p>
          </table:table-cell>
          <table:table-cell office:value-type="float" office:value="84.750413">
            <text:p>84.750413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1.52927390454133">
            <text:p>1.5292739045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9362">
            <text:p>62.009362</text:p>
          </table:table-cell>
          <table:table-cell office:value-type="float" office:value="38.501494">
            <text:p>38.501494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1.61057028072729">
            <text:p>1.6105702807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621053">
            <text:p>30.621053</text:p>
          </table:table-cell>
          <table:table-cell office:value-type="float" office:value="51.041762">
            <text:p>51.041762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0.599921550513871">
            <text:p>0.5999215505</text:p>
          </table:table-cell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3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4-14T16:18:30</dc:date>
    <meta:editing-duration>PT6H7M59S</meta:editing-duration>
    <meta:editing-cycles>31</meta:editing-cycles>
    <meta:generator>LibreOffice/3.5$Linux_X86_64 LibreOffice_project/350m1$Build-2</meta:generator>
    <meta:document-statistic meta:table-count="3" meta:cell-count="7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447cm" svg:height="9cm" xlink:href=".." xlink:type="simple" chart:class="chart:bar" chart:style-name="ch1">
        <chart:title svg:x="16.277cm" svg:y="0.316cm" chart:style-name="ch2">
          <text:p>Effect of polly</text:p>
        </chart:title>
        <chart:subtitle svg:x="15.959cm" svg:y="1.275cm" chart:style-name="ch3">
          <text:p>Tile size 32 on BG2</text:p>
        </chart:subtitle>
        <chart:legend chart:legend-position="end" svg:x="33.157cm" svg:y="3.952cm" style:legend-expansion="high" chart:style-name="ch4"/>
        <chart:plot-area chart:style-name="ch5" table:cell-range-address="Sheet2.A4:Sheet2.A29 Sheet2.D3:Sheet2.E29" chart:data-source-has-labels="both" svg:x="1.719cm" svg:y="2.318cm" svg:width="30.022cm" svg:height="5.521cm">
          <chartooo:coordinate-region svg:x="2.446cm" svg:y="2.518cm" svg:width="29.295cm" svg:height="4.276cm"/>
          <chart:axis chart:dimension="x" chart:name="primary-x" chart:style-name="ch6" chartooo:axis-type="auto">
            <chartooo:date-scale/>
            <chart:title svg:x="14.649cm" svg:y="8.019cm" chart:style-name="ch7">
              <text:p>Benchmark polybench-c-3.2</text:p>
            </chart:title>
            <chart:categories table:cell-range-address="Sheet2.A4:Sheet2.A2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2.D4:Sheet2.D29" chart:label-cell-address="Sheet2.D3:Sheet2.D3" chart:class="chart:bar">
            <chart:data-point chart:style-name="ch12"/>
            <chart:data-point chart:repeated="25"/>
          </chart:series>
          <chart:series chart:style-name="ch13" chart:values-cell-range-address="Sheet2.E4:Sheet2.E29" chart:label-cell-address="Sheet2.E3:Sheet2.E3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2.D3:Sheet2.D3</svg:desc>
                </draw:g>
              </table:table-cell>
              <table:table-cell office:value-type="string">
                <text:p>polly</text:p>
                <draw:g>
                  <svg:desc>Sheet2.E3:Sheet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4:Sheet2.A29</svg:desc>
                </draw:g>
              </table:table-cell>
              <table:table-cell office:value-type="float" office:value="1">
                <text:p>1</text:p>
                <draw:g>
                  <svg:desc>Sheet2.D4:Sheet2.D29</svg:desc>
                </draw:g>
              </table:table-cell>
              <table:table-cell office:value-type="float" office:value="1.84950962756722">
                <text:p>1.84950962756722</text:p>
                <draw:g>
                  <svg:desc>Sheet2.E4:Sheet2.E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1.91110066359726">
                <text:p>1.91110066359726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946180378461086">
                <text:p>0.9461803784610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77496702627752">
                <text:p>0.577496702627752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994783948787861">
                <text:p>0.994783948787861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3.21234464278119">
                <text:p>3.2123446427811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35232309965523">
                <text:p>0.935232309965523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97128164028585">
                <text:p>0.99712816402858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45709976538934">
                <text:p>0.64570997653893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33078625980928">
                <text:p>3.33078625980928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79751676736323">
                <text:p>0.979751676736323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307440627292">
                <text:p>1.00307440627292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1.80037739294519">
                <text:p>1.800377392945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06792676976601">
                <text:p>1.06792676976601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054045905099">
                <text:p>1.02054045905099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43589743589743">
                <text:p>0.843589743589743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40814946938044">
                <text:p>2.4081494693804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68292961608775">
                <text:p>0.96829296160877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0053323853537">
                <text:p>1.00053323853537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11479557414654">
                <text:p>1.11479557414654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0.990521327014218">
                <text:p>0.99052132701421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4932101175756">
                <text:p>1.24932101175756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872183426740371">
                <text:p>0.872183426740371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04596479574892">
                <text:p>1.04596479574892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17175030064502">
                <text:p>1.17175030064502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1520792579037">
                <text:p>1.01520792579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426cm" svg:height="9cm" xlink:href=".." xlink:type="simple" chart:class="chart:bar" chart:style-name="ch1">
        <chart:title svg:x="17.267cm" svg:y="0.316cm" chart:style-name="ch2">
          <text:p>Effect of polly</text:p>
        </chart:title>
        <chart:subtitle svg:x="16.949cm" svg:y="1.275cm" chart:style-name="ch3">
          <text:p>Tile size 12 on BG2</text:p>
        </chart:subtitle>
        <chart:legend chart:legend-position="end" svg:x="35.136cm" svg:y="3.952cm" style:legend-expansion="high" chart:style-name="ch4"/>
        <chart:plot-area chart:style-name="ch5" table:cell-range-address="Sheet3.A4:Sheet3.A29 Sheet3.D3:Sheet3.E29" chart:data-source-has-labels="both" svg:x="1.759cm" svg:y="2.318cm" svg:width="31.881cm" svg:height="5.521cm">
          <chartooo:coordinate-region svg:x="2.486cm" svg:y="2.517cm" svg:width="31.154cm" svg:height="4.277cm"/>
          <chart:axis chart:dimension="x" chart:name="primary-x" chart:style-name="ch6" chartooo:axis-type="auto">
            <chartooo:date-scale/>
            <chart:title svg:x="15.631cm" svg:y="8.019cm" chart:style-name="ch7">
              <text:p>benchmark polybench-c-3.2</text:p>
            </chart:title>
            <chart:categories table:cell-range-address="Sheet3.A4:Sheet3.A29"/>
          </chart:axis>
          <chart:axis chart:dimension="y" chart:name="primary-y" chart:style-name="ch8">
            <chart:title svg:x="0.451cm" svg:y="7.31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D4:Sheet3.D29" chart:label-cell-address="Sheet3.D3:Sheet3.D3" chart:class="chart:bar">
            <chart:data-point chart:repeated="26"/>
          </chart:series>
          <chart:series chart:style-name="ch12" chart:values-cell-range-address="Sheet3.E4:Sheet3.E29" chart:label-cell-address="Sheet3.E3:Sheet3.E3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3.D3:Sheet3.D3</svg:desc>
                </draw:g>
              </table:table-cell>
              <table:table-cell office:value-type="string">
                <text:p>polly</text:p>
                <draw:g>
                  <svg:desc>Sheet3.E3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3.A4:Sheet3.A29</svg:desc>
                </draw:g>
              </table:table-cell>
              <table:table-cell office:value-type="float" office:value="1">
                <text:p>1</text:p>
                <draw:g>
                  <svg:desc>Sheet3.D4:Sheet3.D29</svg:desc>
                </draw:g>
              </table:table-cell>
              <table:table-cell office:value-type="float" office:value="2.46030916746059">
                <text:p>2.46030916746059</text:p>
                <draw:g>
                  <svg:desc>Sheet3.E4:Sheet3.E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2.5681068912933">
                <text:p>2.5681068912933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941011441313009">
                <text:p>0.941011441313009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65799059540367">
                <text:p>0.56579905954036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971289650382033">
                <text:p>0.971289650382033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2.92833270348762">
                <text:p>2.92833270348762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79759833665719">
                <text:p>0.979759833665719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98929765886287">
                <text:p>0.998929765886287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9419615661516">
                <text:p>0.63941961566151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63195529587608">
                <text:p>3.63195529587608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5556914021715">
                <text:p>0.95556914021715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052146461087">
                <text:p>1.00052146461087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2.28079378242339">
                <text:p>2.2807937824233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04710408651347">
                <text:p>1.04710408651347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985775248933144">
                <text:p>0.98577524893314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30808080808081">
                <text:p>0.830808080808081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24840027695562">
                <text:p>2.2484002769556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59791300402654">
                <text:p>0.95979130040265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1324679943101">
                <text:p>1.0132467994310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09188457474908">
                <text:p>1.09188457474908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0.991686460807601">
                <text:p>0.99168646080760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782520100113">
                <text:p>1.2782520100113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0174921398466">
                <text:p>1.0017492139846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1957116054677">
                <text:p>1.1957116054677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25103170412095">
                <text:p>1.2510317041209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1438349682995">
                <text:p>1.014383496829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06cm" svg:height="9cm" xlink:href=".." xlink:type="simple" chart:class="chart:bar" chart:style-name="ch1">
        <chart:title svg:x="15.107cm" svg:y="0.316cm" chart:style-name="ch2">
          <text:p>Effect of polly</text:p>
        </chart:title>
        <chart:subtitle svg:x="14.847cm" svg:y="1.275cm" chart:style-name="ch3">
          <text:p>Tile size 32 on BG2</text:p>
        </chart:subtitle>
        <chart:legend chart:legend-position="end" svg:x="30.816cm" svg:y="3.952cm" style:legend-expansion="high" chart:style-name="ch4"/>
        <chart:plot-area chart:style-name="ch5" table:cell-range-address="Sheet2.A35:Sheet2.A61 Sheet2.D35:Sheet2.E61" chart:data-source-has-labels="both" svg:x="1.673cm" svg:y="2.318cm" svg:width="27.819cm" svg:height="5.521cm">
          <chartooo:coordinate-region svg:x="2.4cm" svg:y="2.517cm" svg:width="27.092cm" svg:height="4.277cm"/>
          <chart:axis chart:dimension="x" chart:name="primary-x" chart:style-name="ch6" chartooo:axis-type="auto">
            <chartooo:date-scale/>
            <chart:title svg:x="13.501cm" svg:y="8.019cm" chart:style-name="ch7">
              <text:p>Benchmark polybench-c-3.2</text:p>
            </chart:title>
            <chart:categories table:cell-range-address="Sheet2.A36:Sheet2.A61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2.D36:Sheet2.D61" chart:label-cell-address="Sheet2.D35:Sheet2.D35" chart:class="chart:bar">
            <chart:data-point chart:repeated="26"/>
          </chart:series>
          <chart:series chart:style-name="ch12" chart:values-cell-range-address="Sheet2.E36:Sheet2.E61" chart:label-cell-address="Sheet2.E35:Sheet2.E3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2.D35:Sheet2.D35</svg:desc>
                </draw:g>
              </table:table-cell>
              <table:table-cell office:value-type="string">
                <text:p>polly</text:p>
                <draw:g>
                  <svg:desc>Sheet2.E35:Sheet2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36:Sheet2.A61</svg:desc>
                </draw:g>
              </table:table-cell>
              <table:table-cell office:value-type="float" office:value="1">
                <text:p>1</text:p>
                <draw:g>
                  <svg:desc>Sheet2.D36:Sheet2.D61</svg:desc>
                </draw:g>
              </table:table-cell>
              <table:table-cell office:value-type="float" office:value="3.21693035183876">
                <text:p>3.21693035183876</text:p>
                <draw:g>
                  <svg:desc>Sheet2.E36:Sheet2.E6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9026527694954">
                <text:p>3.1902652769495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69826887743836">
                <text:p>0.66982688774383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0957840566035">
                <text:p>0.62095784056603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142716638049">
                <text:p>1.111427166380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4715644685815">
                <text:p>4.04715644685815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154761221485">
                <text:p>1.84154761221485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13199277675491">
                <text:p>0.913199277675491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3001395456782">
                <text:p>0.63300139545678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706492145147">
                <text:p>3.47706492145147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15347816136">
                <text:p>1.028153478161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488989314791">
                <text:p>0.999488989314791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2123042815215">
                <text:p>3.2212304281521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6360927480519">
                <text:p>1.86360927480519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47920246622">
                <text:p>1.02547920246622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7119105012671">
                <text:p>1.37119105012671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712838081129">
                <text:p>2.50712838081129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5366891587911">
                <text:p>0.98536689158791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79552860725224">
                <text:p>0.97955286072522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485660331402">
                <text:p>2.37485660331402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46094512126">
                <text:p>1.0846094512126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080622606939">
                <text:p>1.3608062260693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21078617608">
                <text:p>1.0121078617608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8086565488172">
                <text:p>1.58086565488172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5631035113245">
                <text:p>1.6563103511324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603034134981209">
                <text:p>0.603034134981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82cm" svg:height="8.979cm" xlink:href=".." xlink:type="simple" chart:class="chart:bar" chart:style-name="ch1">
        <chart:title svg:x="14.964cm" svg:y="0.315cm" chart:style-name="ch2">
          <text:p>Effect of polly</text:p>
        </chart:title>
        <chart:subtitle svg:x="14.646cm" svg:y="1.273cm" chart:style-name="ch3">
          <text:p>Tile size 12 on BG2</text:p>
        </chart:subtitle>
        <chart:legend chart:legend-position="end" svg:x="30.53cm" svg:y="3.941cm" style:legend-expansion="high" chart:style-name="ch4"/>
        <chart:plot-area chart:style-name="ch5" table:cell-range-address="Sheet3.A35:Sheet3.A61 Sheet3.D35:Sheet3.E61" chart:data-source-has-labels="both" svg:x="1.667cm" svg:y="2.314cm" svg:width="27.551cm" svg:height="5.505cm">
          <chartooo:coordinate-region svg:x="2.394cm" svg:y="2.513cm" svg:width="26.824cm" svg:height="4.261cm"/>
          <chart:axis chart:dimension="x" chart:name="primary-x" chart:style-name="ch6" chartooo:axis-type="auto">
            <chartooo:date-scale/>
            <chart:title svg:x="13.361cm" svg:y="7.998cm" chart:style-name="ch7">
              <text:p>Benchmark polybench-c-3.2</text:p>
            </chart:title>
            <chart:categories table:cell-range-address="Sheet3.A36:Sheet3.A61"/>
          </chart:axis>
          <chart:axis chart:dimension="y" chart:name="primary-y" chart:style-name="ch8">
            <chart:title svg:x="0.451cm" svg:y="7.266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D36:Sheet3.D61" chart:label-cell-address="Sheet3.D35:Sheet3.D35" chart:class="chart:bar">
            <chart:data-point chart:style-name="ch12"/>
            <chart:data-point chart:repeated="25"/>
          </chart:series>
          <chart:series chart:style-name="ch13" chart:values-cell-range-address="Sheet3.E36:Sheet3.E61" chart:label-cell-address="Sheet3.E35:Sheet3.E35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3.D35:Sheet3.D35</svg:desc>
                </draw:g>
              </table:table-cell>
              <table:table-cell office:value-type="string">
                <text:p>polly</text:p>
                <draw:g>
                  <svg:desc>Sheet3.E35:Sheet3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3.A36:Sheet3.A61</svg:desc>
                </draw:g>
              </table:table-cell>
              <table:table-cell office:value-type="float" office:value="1">
                <text:p>1</text:p>
                <draw:g>
                  <svg:desc>Sheet3.D36:Sheet3.D61</svg:desc>
                </draw:g>
              </table:table-cell>
              <table:table-cell office:value-type="float" office:value="3.30592830525946">
                <text:p>3.30592830525946</text:p>
                <draw:g>
                  <svg:desc>Sheet3.E36:Sheet3.E6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3208960031344">
                <text:p>3.320896003134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81387650081937">
                <text:p>0.81387650081937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9384406658582">
                <text:p>0.59384406658582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07664740762587">
                <text:p>1.0766474076258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3.66927509471278">
                <text:p>3.66927509471278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2.42298587662693">
                <text:p>2.42298587662693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30083317098669">
                <text:p>0.930083317098669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27188104068222">
                <text:p>0.62718810406822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68919326974">
                <text:p>3.47368919326974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80299331011894">
                <text:p>0.98029933101189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004104296605">
                <text:p>1.00004104296605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30478068139294">
                <text:p>3.30478068139294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79383143838496">
                <text:p>1.7938314383849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995177463753964">
                <text:p>0.99517746375396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29262323738492">
                <text:p>1.29262323738492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22674294239281">
                <text:p>2.22674294239281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45406587781435">
                <text:p>0.9454065877814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0129083971772">
                <text:p>0.980129083971772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28035058075703">
                <text:p>2.28035058075703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1474256238259">
                <text:p>1.01474256238259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865655438418">
                <text:p>1.2865655438418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998738618654977">
                <text:p>0.998738618654977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2927390454133">
                <text:p>1.52927390454133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1057028072729">
                <text:p>1.61057028072729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921550513871">
                <text:p>0.5999215505138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